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language="es" fo:country="ES" officeooo:rsid="000a4378" officeooo:paragraph-rsid="000a4378"/>
    </style:style>
    <style:style style:name="P2" style:family="paragraph" style:parent-style-name="Preformatted_20_Text">
      <style:text-properties fo:language="es" fo:country="ES" officeooo:rsid="000bf3ea" officeooo:paragraph-rsid="000bf3ea"/>
    </style:style>
    <style:style style:name="P3" style:family="paragraph" style:parent-style-name="Preformatted_20_Text">
      <style:text-properties fo:language="es" fo:country="ES" officeooo:rsid="000bf3ea" officeooo:paragraph-rsid="0014898f"/>
    </style:style>
    <style:style style:name="P4" style:family="paragraph" style:parent-style-name="Preformatted_20_Text">
      <style:paragraph-properties fo:text-align="center" style:justify-single-word="false"/>
      <style:text-properties fo:language="es" fo:country="ES" style:text-underline-style="solid" style:text-underline-width="auto" style:text-underline-color="font-color" officeooo:rsid="000a4378" officeooo:paragraph-rsid="000a4378"/>
    </style:style>
    <style:style style:name="P5" style:family="paragraph" style:parent-style-name="Preformatted_20_Text">
      <style:text-properties fo:language="es" fo:country="ES" fo:font-style="italic" officeooo:rsid="000bf3ea" officeooo:paragraph-rsid="000bf3ea" style:font-style-asian="italic" style:font-style-complex="italic"/>
    </style:style>
    <style:style style:name="P6" style:family="paragraph" style:parent-style-name="Preformatted_20_Text">
      <style:text-properties fo:language="es" fo:country="ES" fo:font-style="italic" style:text-underline-style="none" officeooo:rsid="00128db9" officeooo:paragraph-rsid="00128db9" style:font-style-asian="italic" style:font-style-complex="italic"/>
    </style:style>
    <style:style style:name="P7" style:family="paragraph" style:parent-style-name="Preformatted_20_Text">
      <style:text-properties fo:language="es" fo:country="ES" officeooo:rsid="000cbd82" officeooo:paragraph-rsid="000cbd82"/>
    </style:style>
    <style:style style:name="P8" style:family="paragraph" style:parent-style-name="Preformatted_20_Text">
      <style:text-properties fo:language="es" fo:country="ES" officeooo:rsid="00128db9" officeooo:paragraph-rsid="00128db9"/>
    </style:style>
    <style:style style:name="P9" style:family="paragraph" style:parent-style-name="Preformatted_20_Text">
      <style:text-properties fo:language="es" fo:country="ES" officeooo:rsid="001373b5" officeooo:paragraph-rsid="001373b5"/>
    </style:style>
    <style:style style:name="P10" style:family="paragraph" style:parent-style-name="Preformatted_20_Text">
      <style:text-properties fo:language="es" fo:country="ES" fo:font-style="normal" officeooo:rsid="0017f6cf" officeooo:paragraph-rsid="0017f6cf" style:font-style-asian="normal" style:font-style-complex="normal"/>
    </style:style>
    <style:style style:name="P11" style:family="paragraph" style:parent-style-name="Preformatted_20_Text">
      <style:text-properties fo:language="es" fo:country="ES" fo:font-style="normal" officeooo:rsid="0017f6cf" officeooo:paragraph-rsid="0017f6cf" style:font-style-asian="normal" style:font-style-complex="normal"/>
    </style:style>
    <style:style style:name="P12" style:family="paragraph" style:parent-style-name="Preformatted_20_Text">
      <style:text-properties fo:language="es" fo:country="ES" fo:font-style="normal" officeooo:rsid="0017f6cf" officeooo:paragraph-rsid="001baffd" style:font-style-asian="normal" style:font-style-complex="normal"/>
    </style:style>
    <style:style style:name="P13" style:family="paragraph" style:parent-style-name="Preformatted_20_Text">
      <style:text-properties fo:language="es" fo:country="ES" fo:font-style="normal" officeooo:rsid="001baffd" officeooo:paragraph-rsid="001baffd" style:font-style-asian="normal" style:font-style-complex="normal"/>
    </style:style>
    <style:style style:name="P14" style:family="paragraph" style:parent-style-name="Preformatted_20_Text">
      <style:text-properties fo:language="es" fo:country="ES" fo:font-style="normal" officeooo:rsid="001dbac8" officeooo:paragraph-rsid="001dbac8" style:font-style-asian="normal" style:font-style-complex="normal"/>
    </style:style>
    <style:style style:name="P15" style:family="paragraph" style:parent-style-name="Preformatted_20_Text">
      <style:text-properties fo:language="es" fo:country="ES" fo:font-style="normal" officeooo:rsid="001dbac8" officeooo:paragraph-rsid="001dcc0c" style:font-style-asian="normal" style:font-style-complex="normal"/>
    </style:style>
    <style:style style:name="P16" style:family="paragraph" style:parent-style-name="Preformatted_20_Text">
      <style:text-properties fo:language="es" fo:country="ES" officeooo:rsid="00128db9" officeooo:paragraph-rsid="001d5157"/>
    </style:style>
    <style:style style:name="T1" style:family="text">
      <style:text-properties officeooo:rsid="000cbd82"/>
    </style:style>
    <style:style style:name="T2" style:family="text">
      <style:text-properties officeooo:rsid="000eb686"/>
    </style:style>
    <style:style style:name="T3" style:family="text">
      <style:text-properties officeooo:rsid="0010f7db"/>
    </style:style>
    <style:style style:name="T4" style:family="text">
      <style:text-properties officeooo:rsid="0014898f"/>
    </style:style>
    <style:style style:name="T5" style:family="text">
      <style:text-properties officeooo:rsid="0016a619"/>
    </style:style>
    <style:style style:name="T6" style:family="text">
      <style:text-properties officeooo:rsid="00175ceb"/>
    </style:style>
    <style:style style:name="T7" style:family="text">
      <style:text-properties officeooo:rsid="0019b58e"/>
    </style:style>
    <style:style style:name="T8" style:family="text">
      <style:text-properties officeooo:rsid="001dcc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formación acerca del desarrollo del ejercicio:</text:p>
      <text:p text:style-name="P1"/>
      <text:p text:style-name="P13">Documentacion API: <text:a xlink:type="simple" xlink:href="https://app.swaggerhub.com/apis/nanoandrew44/RestfulCatalog/1.0.0" text:style-name="Internet_20_link" text:visited-style-name="Visited_20_Internet_20_Link">https://app.swaggerhub.com/apis/nanoandrew44/RestfulCatalog/1.0.0</text:a>#</text:p>
      <text:p text:style-name="P13"/>
      <text:p text:style-name="P14">Como ejecutar el programa:</text:p>
      <text:p text:style-name="P15">$ <text:span text:style-name="T8">mvn clean install package docker:build &amp;&amp; cd docker/ &amp;&amp; docker-compose up</text:span></text:p>
      <text:p text:style-name="P12"/>
      <text:p text:style-name="P10">Tecnologías usada:</text:p>
      <text:p text:style-name="P10"/>
      <text:p text:style-name="P10">Aparte de las requeridas (Spring Boot, Spring Data, <text:span text:style-name="T7">MySQL, </text:span>Swagger, Docker y Junit), también he usado H2 para el testing de integración, para crear bases de datos en memoria y así poder comprobar que los servicios funcionan sin necesidad de ensuciar una base de datos real.</text:p>
      <text:p text:style-name="P5"/>
      <text:p text:style-name="P5">Servicio 1:</text:p>
      <text:p text:style-name="P2"/>
      <text:p text:style-name="P2">La base de este servicio se basa en la clase ‘Order’, la cual contiene los siguientes campos: El nombre al cual esta el pedido, las Ids de los elementos que se quieren comprar (los cuales tienen que existir en el catalogo), y las cantidades de cada elemento que se quiere comprar. <text:span text:style-name="T5">La ID de cada orden auto-incrementa con cada inserción que se hace en la tabla, y solo es leíble, no modificable. Interesa que el ID sea leíble, para que por ejemplo, cuando se pida al servidor almacenar una orden, el servidor pueda devolver la ID con la que se ha guardado.</text:span></text:p>
      <text:p text:style-name="P2"/>
      <text:p text:style-name="P2">La clase ‘OrderController’ se encarga de procesar peticiones que llegan al servidor, <text:span text:style-name="T1">y de ejecutar las peticiones validas, o crear respuestas detallando la invalidez de una petición. La tabla de ordenes contendrá exclusivamente ordenes con campos validos, con Ids de elementos que existen en el catalogo, y con el mismo numero de Ids que de cantidades de cada elemento, ya que no tiene mucho sentido almacenar ordenes invalidas.</text:span></text:p>
      <text:p text:style-name="P2"/>
      <text:p text:style-name="P7">La interfaz ‘OrderRepository’ extiende la interfaz ‘JpaRepository’, que implementa <text:span text:style-name="T3">métodos</text:span> para interactuar con la base de datos, y mas <text:span text:style-name="T3">específicamente</text:span>, la tabla de la base de datos que maneja las entidades de tipo ‘Order’.</text:p>
      <text:p text:style-name="P2"/>
      <text:p text:style-name="P2">La clase ‘OrderDAO’ existe como intermediario entre el repositorio y el controlador, para limitar acceso a la base de datos. <text:span text:style-name="T2">También funciona como una capa de abstracción sobre el repositorio, para proveer al controlador lo que necesite sin necesidad de que el controlador sepa como conseguir lo que quiere.</text:span></text:p>
      <text:p text:style-name="P2"/>
      <text:p text:style-name="P6">Servicio 2:</text:p>
      <text:p text:style-name="P8"/>
      <text:p text:style-name="P16">La base de este servicio se basa en la clase ‘CatalogEntry’, la cual contiene los siguientes campos: El nombre del elemento, la marca del elemento, su puntuación y su precio. <text:span text:style-name="T5">Como el catalogo no es modificable, la ID de cada elemento no es ni leíble ni modificable, ya que no hay razón de devolver la ID del elemento cuando se necesita esa misma ID para buscarlo. SpringBoot populará la tabla del catalogo al iniciarse con 50 elementos, para que se pueda usar la API correctamente, ya que el catalogo no es modificable desde fuera.</text:span></text:p>
      <text:p text:style-name="P8"/>
      <text:p text:style-name="P8">La clase ‘CatalogContoller’ se encarga exclusivamente de buscar y devolver elementos del catalogo basado en la ID que se adjunte a la URI. El catalogo no puede ser modificado de ninguna manera, de modo que tiene que ser creado de forma externa a este programa.</text:p>
      <text:p text:style-name="P8"/>
      <text:p text:style-name="P9">La interfaz ‘Catalo<text:span text:style-name="T6">g</text:span>EntryRepository’ extiende la interfaz ‘JpaRepository’, que implementa métodos para interactuar con la base de datos, y mas específicamente, la tabla de la base de datos que maneja las entidades de tipo ‘Catalo<text:span text:style-name="T6">g</text:span>Entry’.</text:p>
      <text:p text:style-name="P9"><text:soft-page-break/></text:p>
      <text:p text:style-name="P3">La clase ‘<text:span text:style-name="T4">Catalog</text:span>DAO’ existe como intermediario entre el repositorio y el controlador, para limitar acceso a la base de datos. <text:span text:style-name="T2">También funciona como una capa de abstracción sobre el repositorio, para proveer a los dos controladores (OrderController y CatalogController) lo que necesiten sin necesidad de que el controlador sepa como conseguir lo que quiere. ‘OrderController’ necesita acceso para poder determinar si los elementos de una orden existen en el catalogo o 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9-24T01:57:08.856324202</dc:date>
    <meta:editing-duration>PT1H5M27S</meta:editing-duration>
    <meta:editing-cycles>19</meta:editing-cycles>
    <meta:document-statistic meta:table-count="0" meta:image-count="0" meta:object-count="0" meta:page-count="2" meta:paragraph-count="16" meta:word-count="575" meta:character-count="3560" meta:non-whitespace-character-count="3001"/>
  </office:meta>
</office:document-meta>
</file>